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Lato Medium" fo:font-size="12pt" fo:font-weight="normal" officeooo:rsid="000a3f84" officeooo:paragraph-rsid="000dcac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Lato Medium" fo:font-size="12pt" officeooo:rsid="000a3f84" officeooo:paragraph-rsid="000dcac6" style:font-size-asian="12pt" style:font-size-complex="12pt"/>
    </style:style>
    <style:style style:name="P3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0a3f84" officeooo:paragraph-rsid="000c2f1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232559" officeooo:paragraph-rsid="000c2f1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0dcac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0e15db" style:font-size-asian="12pt" style:font-weight-asian="normal" style:font-size-complex="12pt" style:font-weight-complex="normal"/>
    </style:style>
    <style:style style:name="T1" style:family="text">
      <style:text-properties style:font-name="source-code-pro" fo:font-size="10.5pt" officeooo:rsid="00279288"/>
    </style:style>
    <style:style style:name="T2" style:family="text">
      <style:text-properties style:font-name="source-code-pro" fo:font-size="10.5pt" officeooo:rsid="0028f462"/>
    </style:style>
    <style:style style:name="T3" style:family="text">
      <style:text-properties style:font-name="source-code-pro" fo:font-size="10.5pt" officeooo:rsid="0010ab4f"/>
    </style:style>
    <style:style style:name="T4" style:family="text">
      <style:text-properties style:font-name="source-code-pro" fo:font-size="10.5pt" officeooo:rsid="000dcac6"/>
    </style:style>
    <style:style style:name="T5" style:family="text">
      <style:text-properties style:font-name="source-code-pro" fo:font-size="10.5pt" officeooo:rsid="000e15db"/>
    </style:style>
    <style:style style:name="T6" style:family="text">
      <style:text-properties style:font-name="source-code-pro" fo:font-size="10.5pt" officeooo:rsid="000eb1bd"/>
    </style:style>
    <style:style style:name="T7" style:family="text">
      <style:text-properties fo:font-variant="normal" fo:text-transform="none" fo:color="#5c2699" loext:opacity="100%" fo:letter-spacing="normal" fo:font-style="normal"/>
    </style:style>
    <style:style style:name="T8" style:family="text">
      <style:text-properties fo:font-variant="normal" fo:text-transform="none" fo:color="#242424" loext:opacity="100%" fo:letter-spacing="normal"/>
    </style:style>
    <style:style style:name="T9" style:family="text">
      <style:text-properties fo:font-variant="normal" fo:text-transform="none" fo:color="#242424" loext:opacity="100%" fo:letter-spacing="normal" fo:font-style="normal"/>
    </style:style>
    <style:style style:name="T10" style:family="text">
      <style:text-properties fo:font-variant="normal" fo:text-transform="none" fo:color="#242424" loext:opacity="100%" fo:letter-spacing="normal" fo:font-style="normal" officeooo:rsid="000f4b47"/>
    </style:style>
    <style:style style:name="T11" style:family="text">
      <style:text-properties fo:font-variant="normal" fo:text-transform="none" fo:color="#242424" loext:opacity="100%" fo:letter-spacing="normal" fo:font-style="normal" officeooo:rsid="0012d855"/>
    </style:style>
    <style:style style:name="T12" style:family="text">
      <style:text-properties fo:font-variant="normal" fo:text-transform="none" fo:color="#242424" loext:opacity="100%" fo:letter-spacing="normal" fo:font-style="normal" officeooo:rsid="0028f462"/>
    </style:style>
    <style:style style:name="T13" style:family="text">
      <style:text-properties fo:font-variant="normal" fo:text-transform="none" fo:color="#242424" loext:opacity="100%" fo:letter-spacing="normal" fo:font-style="normal" fo:font-weight="normal"/>
    </style:style>
    <style:style style:name="T14" style:family="text">
      <style:text-properties fo:font-variant="normal" fo:text-transform="none" fo:color="#242424" loext:opacity="100%" fo:letter-spacing="normal" fo:font-style="normal" fo:font-weight="normal" officeooo:rsid="000f1497"/>
    </style:style>
    <style:style style:name="T15" style:family="text">
      <style:text-properties fo:font-variant="normal" fo:text-transform="none" fo:color="#242424" loext:opacity="100%" fo:letter-spacing="normal" fo:font-style="normal" fo:font-weight="normal" officeooo:rsid="000f6adf"/>
    </style:style>
    <style:style style:name="T16" style:family="text">
      <style:text-properties fo:font-variant="normal" fo:text-transform="none" fo:color="#242424" loext:opacity="100%" fo:letter-spacing="normal" fo:font-style="normal" fo:font-weight="normal" officeooo:rsid="000dcac6"/>
    </style:style>
    <style:style style:name="T17" style:family="text">
      <style:text-properties fo:font-variant="normal" fo:text-transform="none" fo:color="#242424" loext:opacity="100%" fo:letter-spacing="normal" fo:font-style="normal" officeooo:rsid="0020ec2b"/>
    </style:style>
    <style:style style:name="T18" style:family="text">
      <style:text-properties fo:font-variant="normal" fo:text-transform="none" fo:color="#242424" loext:opacity="100%" fo:letter-spacing="normal" fo:font-style="normal" officeooo:rsid="000c2f15"/>
    </style:style>
    <style:style style:name="T19" style:family="text">
      <style:text-properties fo:font-variant="normal" fo:text-transform="none" fo:color="#242424" loext:opacity="100%" fo:letter-spacing="normal" fo:font-style="normal" officeooo:rsid="001e1c5c"/>
    </style:style>
    <style:style style:name="T20" style:family="text">
      <style:text-properties fo:font-variant="normal" fo:text-transform="none" fo:color="#242424" loext:opacity="100%" fo:letter-spacing="normal" fo:font-style="normal" officeooo:rsid="000dcac6"/>
    </style:style>
    <style:style style:name="T21" style:family="text">
      <style:text-properties fo:font-variant="normal" fo:text-transform="none" fo:color="#242424" loext:opacity="100%" fo:letter-spacing="normal" fo:font-style="normal" officeooo:rsid="000eb1bd"/>
    </style:style>
    <style:style style:name="T22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79288" style:font-weight-asian="normal" style:font-weight-complex="normal"/>
    </style:style>
    <style:style style:name="T23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8f462" style:font-weight-asian="normal" style:font-weight-complex="normal"/>
    </style:style>
    <style:style style:name="T24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0ab4f" style:font-weight-asian="normal" style:font-weight-complex="normal"/>
    </style:style>
    <style:style style:name="T25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eb1bd" style:font-weight-asian="normal" style:font-weight-complex="normal"/>
    </style:style>
    <style:style style:name="T26" style:family="text">
      <style:text-properties fo:font-variant="normal" fo:text-transform="none" fo:color="#242424" loext:opacity="100%" style:font-name="source-code-pro" fo:font-size="10.5pt" fo:letter-spacing="normal" fo:font-style="normal" officeooo:rsid="00279288"/>
    </style:style>
    <style:style style:name="T27" style:family="text">
      <style:text-properties fo:font-variant="normal" fo:text-transform="none" fo:color="#242424" loext:opacity="100%" style:font-name="source-code-pro" fo:font-size="10.5pt" fo:letter-spacing="normal" fo:font-style="normal" officeooo:rsid="0028f462"/>
    </style:style>
    <style:style style:name="T28" style:family="text">
      <style:text-properties fo:font-variant="normal" fo:text-transform="none" fo:color="#242424" loext:opacity="100%" style:font-name="source-code-pro" fo:font-size="10.5pt" fo:letter-spacing="normal" fo:font-style="normal" officeooo:rsid="0010ab4f"/>
    </style:style>
    <style:style style:name="T29" style:family="text">
      <style:text-properties fo:font-variant="normal" fo:text-transform="none" fo:color="#242424" loext:opacity="100%" style:font-name="source-code-pro" fo:font-size="10.5pt" fo:letter-spacing="normal" fo:font-style="normal" officeooo:rsid="000dcac6"/>
    </style:style>
    <style:style style:name="T30" style:family="text">
      <style:text-properties officeooo:rsid="000fdb3e"/>
    </style:style>
    <style:style style:name="T31" style:family="text">
      <style:text-properties officeooo:rsid="000f6adf"/>
    </style:style>
    <style:style style:name="T32" style:family="text">
      <style:text-properties officeooo:rsid="000dcac6"/>
    </style:style>
    <style:style style:name="T33" style:family="text">
      <style:text-properties officeooo:rsid="000a3f84"/>
    </style:style>
    <style:style style:name="T34" style:family="text">
      <style:text-properties officeooo:rsid="000eb1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export</text:span><text:span text:style-name="T8"> </text:span><text:span text:style-name="T10">WANDB_PROJECT=</text:span><text:span text:style-name="T11">l</text:span><text:span text:style-name="T12">ayered_model_</text:span><text:span text:style-name="T20">4</text:span><text:span text:style-name="T12">_</text:span><text:span text:style-name="T20">REFRESH_ONE</text:span></text:p>
      <text:p text:style-name="P2"><text:tab/><text:span text:style-name="T13">python3 </text:span><text:span text:style-name="T14">q</text:span><text:span text:style-name="T13">lora.py \</text:span><text:line-break/><text:tab/><text:span text:style-name="T13">--model_name_or_path </text:span><text:span text:style-name="T15">merged_</text:span><text:span text:style-name="T13">models/</text:span><text:span text:style-name="T16">l</text:span><text:span text:style-name="T22">ayered_model</text:span><text:span text:style-name="T25">s</text:span><text:span text:style-name="T22">/</text:span><text:span text:style-name="T23">layered_model_</text:span><text:span text:style-name="T24">3</text:span><text:span text:style-name="T23">_</text:span><text:span text:style-name="T24">Subs</text:span> \</text:p>
      <text:p text:style-name="P1"><text:span text:style-name="T9"><text:tab/>--output_dir ./output/</text:span><text:span text:style-name="T20">l</text:span><text:span text:style-name="T26">ayered_models/</text:span><text:span text:style-name="T27">layered_model_</text:span><text:span text:style-name="T29">4</text:span><text:span text:style-name="T27">_</text:span><text:span text:style-name="T29">REFRESH_ONE</text:span><text:span text:style-name="T28"> </text:span><text:span text:style-name="T9">\</text:span><text:line-break/><text:tab/><text:span text:style-name="T9">--logging_steps 10 \</text:span><text:line-break/><text:tab/><text:span text:style-name="T9">--save_strategy steps \</text:span><text:line-break/><text:tab/><text:span text:style-name="T9">--data_seed 42 \</text:span><text:line-break/><text:tab/><text:span text:style-name="T9">--save_steps 500 \</text:span><text:line-break/><text:tab/><text:span text:style-name="T9">--save_total_limit </text:span><text:span text:style-name="T10">2</text:span><text:span text:style-name="T9">0 \</text:span><text:line-break/><text:tab/><text:span text:style-name="T9">--evaluation_strategy steps \</text:span><text:line-break/><text:tab/><text:span text:style-name="T9">--eval_dataset_size </text:span><text:span text:style-name="T20">12600</text:span><text:span text:style-name="T9"> \</text:span><text:line-break/><text:tab/><text:span text:style-name="T9">--per_device_eval_batch_size 16 \</text:span><text:line-break/><text:tab/><text:span text:style-name="T9">--max_new_tokens 32 \</text:span><text:line-break/><text:tab/><text:span text:style-name="T9">--dataloader_num_workers 3 \</text:span><text:line-break/><text:tab/><text:span text:style-name="T9">--group_by_length \</text:span><text:line-break/><text:tab/><text:span text:style-name="T9">--logging_strategy steps \</text:span><text:line-break/><text:tab/><text:span text:style-name="T9">--remove_unused_columns False \</text:span><text:line-break/><text:tab/><text:span text:style-name="T9">--do_train </text:span><text:span text:style-name="T10">True</text:span><text:span text:style-name="T9">\</text:span><text:line-break/><text:tab/><text:span text:style-name="T9">--do_eval </text:span><text:span text:style-name="T10">True</text:span><text:span text:style-name="T9">\</text:span><text:line-break/><text:tab/><text:span text:style-name="T9">--do_mmlu_eval False \</text:span><text:line-break/><text:tab/><text:span text:style-name="T9">--lora_r 64 \</text:span><text:line-break/><text:tab/><text:span text:style-name="T9">--lora_alpha 16 \</text:span><text:line-break/><text:tab/><text:span text:style-name="T9">--lora_modules all \</text:span><text:line-break/><text:tab/><text:span text:style-name="T9">--double_quant \</text:span><text:line-break/><text:tab/><text:span text:style-name="T9">--quant_type nf4 </text:span><text:span text:style-name="T20">True</text:span><text:span text:style-name="T9">\</text:span><text:line-break/><text:tab/><text:span text:style-name="T9">--bf16 \</text:span><text:line-break/><text:tab/><text:span text:style-name="T9">--bits 4 \</text:span><text:line-break/><text:tab/><text:span text:style-name="T9">--warmup_ratio 0.03 \</text:span><text:line-break/><text:tab/><text:span text:style-name="T9">--lr_scheduler_type constant \</text:span><text:line-break/><text:tab/><text:span text:style-name="T9">--gradient_checkpointing \</text:span><text:line-break/><text:tab/><text:span text:style-name="T9">--dataset data/</text:span><text:span text:style-name="T20">layered_</text:span><text:span text:style-name="T21">model_</text:span><text:span text:style-name="T20">datasets/REFRESHERS/REFRESH_attempts_goals_subs.j</text:span><text:span text:style-name="T17">sonl </text:span><text:span text:style-name="T19">\</text:span><text:line-break/><text:tab/><text:span text:style-name="T9">--dataset_format oasst1 \</text:span><text:line-break/><text:tab/><text:span text:style-name="T9">--source_max_len 16 \</text:span><text:line-break/><text:soft-page-break/><text:tab/><text:span text:style-name="T9">--target_max_len 512 \</text:span><text:line-break/><text:tab/><text:span text:style-name="T9">--per_device_train_batch_size 16 \</text:span><text:line-break/><text:tab/><text:span text:style-name="T9">--gradient_accumulation_steps 1 \</text:span><text:line-break/><text:tab/><text:span text:style-name="T9">--max_steps </text:span><text:span text:style-name="T18">3150</text:span><text:span text:style-name="T9"> \</text:span><text:line-break/><text:tab/><text:span text:style-name="T9">--eval_steps </text:span><text:span text:style-name="T18">3</text:span><text:span text:style-name="T20">15</text:span><text:span text:style-name="T9"> \</text:span><text:line-break/><text:tab/><text:span text:style-name="T9">--learning_rate 0.000</text:span><text:span text:style-name="T18">1</text:span><text:span text:style-name="T9"> \</text:span><text:line-break/><text:tab/><text:span text:style-name="T9">--adam_beta2 0.999 \</text:span><text:line-break/><text:tab/><text:span text:style-name="T9">--max_grad_norm 0.3 \</text:span><text:line-break/><text:tab/><text:span text:style-name="T9">--lora_dropout 0.1 \</text:span><text:line-break/><text:tab/><text:span text:style-name="T9">--weight_decay 0.0 \</text:span><text:line-break/><text:tab/><text:span text:style-name="T9">--seed 0 \</text:span><text:line-break/><text:tab/><text:span text:style-name="T9">--report_to wandb </text:span></text:p>
      <text:p text:style-name="P3"/>
      <text:p text:style-name="P4">Merge:</text:p>
      <text:p text:style-name="P4"/>
      <text:p text:style-name="P5">python3 merge_peft_adapters.py <text:span text:style-name="T32">\</text:span></text:p>
      <text:p text:style-name="P5">--device cpu <text:span text:style-name="T32">\</text:span></text:p>
      <text:p text:style-name="P5">--base_model_name_or_path <text:span text:style-name="T31">merged_</text:span><text:span text:style-name="T33">models/</text:span><text:span text:style-name="T32">l</text:span><text:span text:style-name="T1">ayered_model</text:span><text:span text:style-name="T6">s</text:span><text:span text:style-name="T1">/</text:span><text:span text:style-name="T2">layered_model_</text:span><text:span text:style-name="T3">3</text:span><text:span text:style-name="T2">_</text:span><text:span text:style-name="T3">Subs</text:span><text:span text:style-name="T33"> </text:span><text:span text:style-name="T32">\</text:span></text:p>
      <text:p text:style-name="P6">--peft_model_path ./output/<text:span text:style-name="T32">l</text:span><text:span text:style-name="T1">ayered_models/</text:span><text:span text:style-name="T2">layered_model_</text:span><text:span text:style-name="T4">4</text:span><text:span text:style-name="T2">_</text:span><text:span text:style-name="T4">REFRESH_ONE/</text:span>checkpoint-<text:span text:style-name="T34">3000</text:span>/adapter_model <text:span text:style-name="T4"><text:s/></text:span><text:span text:style-name="T5">\</text:span></text:p>
      <text:p text:style-name="P5">--output_dir ./merged_models/<text:span text:style-name="T32">l</text:span><text:span text:style-name="T1">ayered_models/</text:span><text:span text:style-name="T2">layered_model_</text:span><text:span text:style-name="T4">4</text:span><text:span text:style-name="T2">_</text:span><text:span text:style-name="T4">REFRESH_ON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14:57:29.162588241</meta:creation-date>
    <meta:generator>LibreOffice/7.6.2.1$Linux_X86_64 LibreOffice_project/9d0b4c0791fc17bc4181a67fd90c5aaed576d1c0</meta:generator>
    <dc:date>2023-10-24T13:50:40.216493309</dc:date>
    <meta:editing-duration>PT6H50M17S</meta:editing-duration>
    <meta:editing-cycles>5</meta:editing-cycles>
    <meta:document-statistic meta:table-count="0" meta:image-count="0" meta:object-count="0" meta:page-count="2" meta:paragraph-count="9" meta:word-count="189" meta:character-count="1530" meta:non-whitespace-character-count="1351"/>
  </office:meta>
</office:document-meta>
</file>